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:</text:p>
      <text:p text:style-name="Horizontal_20_Line"/>
      <text:h text:style-name="Heading_20_2" text:outline-level="2">✅ Option 1 (Recommended): Install Supabase CLI directly (no Homebrew)</text:h>
      <text:p text:style-name="Text_20_body">Since you're on Ubuntu/Xubuntu, the easiest way is using the official install script:</text:p>
      <text:section text:style-name="Sect1" text:name="code-block-viewer">
        <text:p text:style-name="P1">curl -fsSL https://supabase.com/install.sh | sh</text:p>
      </text:section>
      <text:p text:style-name="P4">Then restart your terminal and verify:</text:p>
      <text:section text:style-name="Sect1" text:name="Section1">
        <text:p text:style-name="P1"><text:bookmark text:name="code-block-viewer"/>supabase --version</text:p>
      </text:section>
      <text:p text:style-name="Horizontal_20_Line"/>
      <text:h text:style-name="Heading_20_2" text:outline-level="2">✅ Option 2: Install Homebrew first (if you really want brew)</text:h>
      <text:p text:style-name="Text_20_body">If you specifically want to use:</text:p>
      <text:section text:style-name="Sect1" text:name="Section2">
        <text:p text:style-name="P1"><text:bookmark text:name="code-block-viewer Copy 1"/>brew install supabase/tap/supabase</text:p>
      </text:section>
      <text:p text:style-name="P4">First install <text:span text:style-name="Strong_20_Emphasis">Homebrew for Linux</text:span>:</text:p>
      <text:section text:style-name="Sect1" text:name="Section3">
        <text:p text:style-name="P1"><text:bookmark text:name="code-block-viewer Copy 2"/>/bin/bash -c "$(curl -fsSL https://raw.githubusercontent.com/Homebrew/install/HEAD/install.sh)"</text:p>
      </text:section>
      <text:p text:style-name="P4">Then add brew to your PATH (very important):</text:p>
      <text:section text:style-name="Sect1" text:name="Section4">
        <text:p text:style-name="P1"><text:bookmark text:name="code-block-viewer Copy 3"/>echo 'eval "$(/home/linuxbrew/.linuxbrew/bin/brew shellenv)"' &gt;&gt; ~/.bashrc</text:p>
        <text:p text:style-name="Preformatted_20_Text">eval "$(/home/linuxbrew/.linuxbrew/bin/brew shellenv)"</text:p>
      </text:section>
      <text:p text:style-name="P4">Now you can run:</text:p>
      <text:section text:style-name="Sect1" text:name="Section5">
        <text:p text:style-name="P1"><text:bookmark text:name="code-block-viewer Copy 4"/>brew install supabase/tap/supabase</text:p>
      </text:section>
      <text:p text:style-name="Horizontal_20_Line"/>
      <text:h text:style-name="Heading_20_2" text:outline-level="2">🔥 Quick Recommendation</text:h>
      <text:p text:style-name="Text_20_body">On Linux, you <text:span text:style-name="Strong_20_Emphasis">don’t need Homebrew</text:span> just for Supabase.<text:line-break/>The direct install script (Option 1) is simpler and cleaner.</text:p>
      <text:p text:style-name="Horizontal_20_Line"/>
      <text:p text:style-name="Text_20_body">If you'd like, tell me what you're setting up (local dev? Docker? full stack app?), and I’ll guide you step-by-step.</text:p>
      <text:p text:style-name="Text_20_body"/>
      <text:h text:style-name="Heading_20_5" text:outline-level="5">You said:</text:h>
      <text:p text:style-name="P5">i try both options and ending up error of xubuntu@xubuntu:~$ brew install supabase/tap/supabase Command 'brew' not found, did you mean: command 'brec' from deb bplay (0.991-10.2) command 'qbrew' from deb qbrew (0.4.1-8build1) Try: sudo apt install &lt;deb name&gt; xubuntu@xubuntu:~$ </text:p>
      <text:p text:style-name="Text_20_body"/>
      <text:h text:style-name="Heading_20_6" text:outline-level="6"><text:soft-page-break/>ChatGPT said:</text:h>
      <text:p text:style-name="Text_20_body">Got it — that error means <text:span text:style-name="Strong_20_Emphasis">Homebrew never finished installing correctly</text:span>, so <text:span text:style-name="Source_20_Text">brew</text:span> is still not available in your PATH.</text:p>
      <text:p text:style-name="Text_20_body">But since you're on <text:span text:style-name="Strong_20_Emphasis">Xubuntu (Ubuntu-based Linux)</text:span>, let’s avoid Homebrew completely and install the <text:span text:style-name="Strong_20_Emphasis">Supabase CLI</text:span> the proper Linux way.</text:p>
      <text:p text:style-name="Horizontal_20_Line"/>
      <text:h text:style-name="Heading_20_1" text:outline-level="1">✅ Clean &amp; Guaranteed Working Method (Ubuntu/Xubuntu)</text:h>
      <text:h text:style-name="Heading_20_3" text:outline-level="3">1️⃣ Install via APT (Official Repository)</text:h>
      <text:p text:style-name="Text_20_body">Run these commands one by one:</text:p>
      <text:section text:style-name="Sect1" text:name="Section6">
        <text:p text:style-name="P1"><text:bookmark text:name="code-block-viewer Copy 5"/>sudo mkdir -p /etc/apt/keyrings</text:p>
        <text:p text:style-name="Preformatted_20_Text">curl -fsSL https://apt.supabase.com/gpg.key | sudo gpg --dearmor -o /etc/apt/keyrings/supabase.gpg</text:p>
        <text:p text:style-name="Preformatted_20_Text">echo "deb [signed-by=/etc/apt/keyrings/supabase.gpg] https://apt.supabase.com stable main" | sudo tee /etc/apt/sources.list.d/supabase.list</text:p>
        <text:p text:style-name="Preformatted_20_Text">sudo apt update</text:p>
        <text:p text:style-name="Preformatted_20_Text">sudo apt install supabase</text:p>
      </text:section>
      <text:p text:style-name="Horizontal_20_Line"/>
      <text:h text:style-name="Heading_20_3" text:outline-level="3">2️⃣ Verify Installation</text:h>
      <text:section text:style-name="Sect1" text:name="Section7">
        <text:p text:style-name="P1"><text:bookmark text:name="code-block-viewer Copy 6"/>supabase --version</text:p>
      </text:section>
      <text:p text:style-name="P4">You should see the version number.</text:p>
      <text:p text:style-name="Horizontal_20_Line"/>
      <text:h text:style-name="Heading_20_1" text:outline-level="1">🚨 If That Still Fails</text:h>
      <text:p text:style-name="Text_20_body">Run this and tell me the output:</text:p>
      <text:section text:style-name="Sect1" text:name="Section8">
        <text:p text:style-name="P1"><text:bookmark text:name="code-block-viewer Copy 7"/>which supabase</text:p>
        <text:p text:style-name="Preformatted_20_Text">echo $PATH</text:p>
      </text:section>
      <text:p text:style-name="Horizontal_20_Line"/>
      <text:h text:style-name="Heading_20_1" text:outline-level="1">❓ Why Brew Failed</text:h>
      <text:p text:style-name="Text_20_body">On Linux, Homebrew installs under:</text:p>
      <text:section text:style-name="Sect1" text:name="Section9">
        <text:p text:style-name="P1"><text:bookmark text:name="code-block-viewer Copy 8"/>/home/linuxbrew/.linuxbrew</text:p>
      </text:section>
      <text:p text:style-name="P4">If that directory doesn’t exist, the installation didn’t complete — usually because:</text:p>
      <text:list text:style-name="L1">
        <text:list-item>
          <text:p text:style-name="P6">Missing build tools</text:p>
        </text:list-item>
        <text:list-item>
          <text:p text:style-name="P6">Permission issues</text:p>
        </text:list-item>
        <text:list-item>
          <text:p text:style-name="P6">Install script stopped midway</text:p>
        </text:list-item>
      </text:list>
      <text:p text:style-name="Text_20_body">But again — <text:span text:style-name="Strong_20_Emphasis">you don’t need brew at all on Ubuntu</text:span>.</text:p>
      <text:p text:style-name="Horizontal_20_Line"><text:soft-page-break/></text:p>
      <text:p text:style-name="Text_20_body">If you'd like, tell me:</text:p>
      <text:list text:style-name="L2">
        <text:list-item>
          <text:p text:style-name="P7">Your Ubuntu version (<text:span text:style-name="Source_20_Text">lsb_release -a</text:span>)</text:p>
        </text:list-item>
        <text:list-item>
          <text:p text:style-name="P7">Are you setting up Supabase for local development or production?</text:p>
        </text:list-item>
      </text:list>
      <text:p text:style-name="Text_20_body">I’ll guide you step-by-step until it works.</text:p>
      <text:p text:style-name="Text_20_body"/>
      <text:h text:style-name="Heading_20_5" text:outline-level="5">You said:</text:h>
      <text:p text:style-name="P5">xubuntu@xubuntu:~$ sudo mkdir -p /etc/apt/keyrings [sudo] password for xubuntu: xubuntu@xubuntu:~$ curl -fsSL https://apt.supabase.com/gpg.key | sudo gpg --dearmor -o /etc/apt/keyrings/supabase.gpg curl: (6) Could not resolve host: apt.supabase.com gpg: no valid OpenPGP data found. xubuntu@xubuntu:~$ </text:p>
      <text:p text:style-name="Text_20_body"/>
      <text:h text:style-name="Heading_20_6" text:outline-level="6">ChatGPT said:</text:h>
      <text:p text:style-name="Text_20_body">The key error is this:</text:p>
      <text:section text:style-name="Sect1" text:name="Section10">
        <text:p text:style-name="P1"><text:bookmark text:name="code-block-viewer Copy 9"/>curl: (6) Could not resolve host: apt.supabase.com</text:p>
      </text:section>
      <text:p text:style-name="P4">That has <text:span text:style-name="Strong_20_Emphasis">nothing to do with Supabase</text:span> yet — your system cannot resolve domain names. This is a <text:span text:style-name="Strong_20_Emphasis">DNS / internet connectivity issue</text:span> on your Xubuntu machine.</text:p>
      <text:p text:style-name="Text_20_body">Let’s fix that first.</text:p>
      <text:p text:style-name="Horizontal_20_Line"/>
      <text:h text:style-name="Heading_20_1" text:outline-level="1">✅ Step 1 — Check Internet Connection</text:h>
      <text:p text:style-name="Text_20_body">Run:</text:p>
      <text:section text:style-name="Sect1" text:name="Section11">
        <text:p text:style-name="P1"><text:bookmark text:name="code-block-viewer Copy 10"/>ping -c 4 8.8.8.8</text:p>
      </text:section>
      <text:p text:style-name="P4">If this works → internet is connected but DNS is broken.<text:line-break/>If this fails → you are not connected to the internet.</text:p>
      <text:p text:style-name="Horizontal_20_Line"/>
      <text:h text:style-name="Heading_20_1" text:outline-level="1">✅ Step 2 — Test DNS</text:h>
      <text:p text:style-name="Text_20_body">Run:</text:p>
      <text:section text:style-name="Sect1" text:name="Section12">
        <text:p text:style-name="P1"><text:bookmark text:name="code-block-viewer Copy 11"/>ping -c 4 google.com</text:p>
      </text:section>
      <text:p text:style-name="P4">If this fails with “Temporary failure in name resolution” → DNS problem confirmed.</text:p>
      <text:p text:style-name="Horizontal_20_Line"/>
      <text:h text:style-name="Heading_20_1" text:outline-level="1">🔧 Fix DNS (Very Common on Fresh Xubuntu Installs)</text:h>
      <text:p text:style-name="Text_20_body">Run:</text:p>
      <text:section text:style-name="Sect1" text:name="Section13">
        <text:p text:style-name="P1"><text:bookmark text:name="code-block-viewer Copy 12"/><text:soft-page-break/>sudo nano /etc/resolv.conf</text:p>
      </text:section>
      <text:p text:style-name="P4">Replace everything inside with:</text:p>
      <text:section text:style-name="Sect1" text:name="Section14">
        <text:p text:style-name="P1"><text:bookmark text:name="code-block-viewer Copy 13"/>nameserver 8.8.8.8</text:p>
        <text:p text:style-name="Preformatted_20_Text">nameserver 8.8.4.4</text:p>
      </text:section>
      <text:p text:style-name="P4">Save:</text:p>
      <text:list text:style-name="L3">
        <text:list-item>
          <text:p text:style-name="P8">Press <text:span text:style-name="Strong_20_Emphasis">CTRL + O</text:span></text:p>
        </text:list-item>
        <text:list-item>
          <text:p text:style-name="P8">Press <text:span text:style-name="Strong_20_Emphasis">Enter</text:span></text:p>
        </text:list-item>
        <text:list-item>
          <text:p text:style-name="P8">Press <text:span text:style-name="Strong_20_Emphasis">CTRL + X</text:span></text:p>
        </text:list-item>
      </text:list>
      <text:p text:style-name="Text_20_body">Then test again:</text:p>
      <text:section text:style-name="Sect1" text:name="Section15">
        <text:p text:style-name="P1"><text:bookmark text:name="code-block-viewer Copy 14"/>ping google.com</text:p>
      </text:section>
      <text:p text:style-name="Horizontal_20_Line"/>
      <text:h text:style-name="Heading_20_1" text:outline-level="1">🧠 Why This Happens</text:h>
      <text:p text:style-name="Text_20_body">Sometimes:</text:p>
      <text:list text:style-name="L4">
        <text:list-item>
          <text:p text:style-name="P9">NetworkManager didn’t configure DNS</text:p>
        </text:list-item>
        <text:list-item>
          <text:p text:style-name="P9">You're using a VM without proper network setup</text:p>
        </text:list-item>
        <text:list-item>
          <text:p text:style-name="P9">Your router didn’t assign DNS</text:p>
        </text:list-item>
      </text:list>
      <text:p text:style-name="Horizontal_20_Line"/>
      <text:h text:style-name="Heading_20_1" text:outline-level="1">🚀 After Internet Works</text:h>
      <text:p text:style-name="Text_20_body">Then retry:</text:p>
      <text:section text:style-name="Sect1" text:name="Section16">
        <text:p text:style-name="P1"><text:bookmark text:name="code-block-viewer Copy 15"/>curl -fsSL https://apt.supabase.com/gpg.key</text:p>
      </text:section>
      <text:p text:style-name="P4">If that downloads correctly, continue the install.</text:p>
      <text:p text:style-name="Horizontal_20_Line"/>
      <text:h text:style-name="Heading_20_3" text:outline-level="3">Important Question:</text:h>
      <text:p text:style-name="Text_20_body">Are you running Xubuntu:</text:p>
      <text:list text:style-name="L5">
        <text:list-item>
          <text:p text:style-name="P10">On real hardware?</text:p>
        </text:list-item>
        <text:list-item>
          <text:p text:style-name="P10">Inside VirtualBox?</text:p>
        </text:list-item>
        <text:list-item>
          <text:p text:style-name="P10">Inside VMware?</text:p>
        </text:list-item>
        <text:list-item>
          <text:p text:style-name="P10">Inside WSL?</text:p>
        </text:list-item>
      </text:list>
      <text:p text:style-name="Text_20_body">Tell me which one — the fix depends on it.</text:p>
      <text:p text:style-name="Text_20_body"/>
      <text:h text:style-name="Heading_20_5" text:outline-level="5">You said:</text:h>
      <text:p text:style-name="P5">[sudo] password for xubuntu: xubuntu@xubuntu:~$ curl -fsSL https://apt.supabase.com/gpg.key | sudo gpg --dearmor -o /etc/apt/keyrings/supabase.gpg curl: (6) Could not resolve host: <text:soft-page-break/>apt.supabase.com gpg: no valid OpenPGP data found. xubuntu@xubuntu:~$ ping -c 4 8.8.8.8 PING 8.8.8.8 (8.8.8.8) 56(84) bytes of data. 64 bytes from 8.8.8.8: icmp_seq=1 ttl=255 time=46.2 ms 64 bytes from 8.8.8.8: icmp_seq=2 ttl=255 time=45.6 ms 64 bytes from 8.8.8.8: icmp_seq=3 ttl=255 time=48.4 ms 64 bytes from 8.8.8.8: icmp_seq=4 ttl=255 time=44.1 ms --- 8.8.8.8 ping statistics --- 4 packets transmitted, 4 received, 0% packet loss, time 3007ms rtt min/avg/max/mdev = 44.145/46.076/48.409/1.534 ms xubuntu@xubuntu:~$ ping -c 4 google.com PING google.com (142.250.200.174) 56(84) bytes of data. 64 bytes from pnfjra-aq-in-f14.1e100.net (142.250.200.174): icmp_seq=1 ttl=255 time=48.3 ms 64 bytes from pnfjra-aq-in-f14.1e100.net (142.250.200.174): icmp_seq=2 ttl=255 time=45.6 ms 64 bytes from pnfjra-aq-in-f14.1e100.net (142.250.200.174): icmp_seq=3 ttl=255 time=52.7 ms 64 bytes from pnfjra-aq-in-f14.1e100.net (142.250.200.174): icmp_seq=4 ttl=255 time=44.5 ms --- google.com ping statistics --- 4 packets transmitted, 4 received, 0% packet loss, time 3000ms rtt min/avg/max/mdev = 44.527/47.763/52.674/3.143 ms xubuntu@xubuntu:~$ ping google.com PING google.com (142.250.200.174) 56(84) bytes of data. 64 bytes from pnfjra-aq-in-f14.1e100.net (142.250.200.174): icmp_seq=1 ttl=255 time=127 ms 64 bytes from pnfjra-aq-in-f14.1e100.net (142.250.200.174): icmp_seq=2 ttl=255 time=47.7 ms 64 bytes from pnfjra-aq-in-f14.1e100.net (142.250.200.174): icmp_seq=3 ttl=255 time=71.2 ms 64 bytes from pnfjra-aq-in-f14.1e100.net (142.250.200.174): icmp_seq=4 ttl=255 time=93.2 ms 64 bytes from pnfjra-aq-in-f14.1e100.net (142.250.200.174): icmp_seq=5 ttl=255 time=116 ms 64 bytes from pnfjra-aq-in-f14.1e100.net (142.250.200.174): icmp_seq=6 ttl=255 time=47.8 ms 64 bytes from pnfjra-aq-in-f14.1e100.net (142.250.200.174): icmp_seq=7 ttl=255 time=161 ms ^C --- google.com ping statistics --- 7 packets transmitted, 7 received, 0% packet loss, time 6008ms rtt min/avg/max/mdev =</text:p>
      <text:p text:style-name="Text_20_body"/>
      <text:h text:style-name="Heading_20_6" text:outline-level="6">ChatGPT said:</text:h>
      <text:p text:style-name="Text_20_body">Perfect — your internet and DNS are working ✅<text:line-break/>So the problem is <text:span text:style-name="Strong_20_Emphasis">not your network</text:span>.</text:p>
      <text:p text:style-name="Text_20_body">The real issue is this:</text:p>
      <text:section text:style-name="Sect1" text:name="Section17">
        <text:p text:style-name="P1"><text:bookmark text:name="code-block-viewer Copy 16"/>Could not resolve host: apt.supabase.com</text:p>
      </text:section>
      <text:p text:style-name="P4">That usually means <text:span text:style-name="Strong_20_Emphasis"><text:span text:style-name="Source_20_Text">apt.supabase.com</text:span></text:span><text:span text:style-name="Strong_20_Emphasis"> no longer exists</text:span> (the APT repo endpoint is deprecated).</text:p>
      <text:p text:style-name="Text_20_body">Let’s install the <text:span text:style-name="Strong_20_Emphasis">Supabase CLI</text:span> the correct and current way for Linux.</text:p>
      <text:p text:style-name="Horizontal_20_Line"/>
      <text:h text:style-name="Heading_20_1" text:outline-level="1">✅ Recommended Method (Official Binary Install – Works 100%)</text:h>
      <text:p text:style-name="Text_20_body">Run this:</text:p>
      <text:section text:style-name="Sect1" text:name="Section18">
        <text:p text:style-name="P1"><text:bookmark text:name="code-block-viewer Copy 17"/>curl -LO https://github.com/supabase/cli/releases/latest/download/supabase_linux_amd64.tar.gz</text:p>
      </text:section>
      <text:p text:style-name="P4">Then:</text:p>
      <text:section text:style-name="Sect1" text:name="Section19">
        <text:p text:style-name="P1"><text:bookmark text:name="code-block-viewer Copy 18"/>tar -xzf supabase_linux_amd64.tar.gz</text:p>
        <text:p text:style-name="Preformatted_20_Text">sudo mv supabase /usr/local/bin/</text:p>
      </text:section>
      <text:p text:style-name="P4"><text:soft-page-break/>Now test:</text:p>
      <text:section text:style-name="Sect1" text:name="Section20">
        <text:p text:style-name="P1"><text:bookmark text:name="code-block-viewer Copy 19"/>supabase --version</text:p>
      </text:section>
      <text:p text:style-name="Horizontal_20_Line"/>
      <text:h text:style-name="Heading_20_1" text:outline-level="1">🔎 If You Get “Permission Denied”</text:h>
      <text:p text:style-name="Text_20_body">Run:</text:p>
      <text:section text:style-name="Sect1" text:name="Section21">
        <text:p text:style-name="P1"><text:bookmark text:name="code-block-viewer Copy 20"/>sudo chmod +x /usr/local/bin/supabase</text:p>
      </text:section>
      <text:p text:style-name="P4">Then try again:</text:p>
      <text:section text:style-name="Sect1" text:name="Section22">
        <text:p text:style-name="P1"><text:bookmark text:name="code-block-viewer Copy 21"/>supabase --version</text:p>
      </text:section>
      <text:p text:style-name="Horizontal_20_Line"/>
      <text:h text:style-name="Heading_20_1" text:outline-level="1">💡 Why This Works</text:h>
      <text:p text:style-name="Text_20_body">Instead of:</text:p>
      <text:list text:style-name="L6">
        <text:list-item>
          <text:p text:style-name="P11">❌ broken Homebrew</text:p>
        </text:list-item>
        <text:list-item>
          <text:p text:style-name="P11">❌ outdated APT repo</text:p>
        </text:list-item>
      </text:list>
      <text:p text:style-name="Text_20_body">We download the official compiled binary directly from Supabase’s GitHub releases.</text:p>
      <text:p text:style-name="Horizontal_20_Line"/>
      <text:p text:style-name="Text_20_body">If this works, I can next guide you through:</text:p>
      <text:list text:style-name="L7">
        <text:list-item>
          <text:p text:style-name="P12"><text:span text:style-name="Source_20_Text">supabase login</text:span></text:p>
        </text:list-item>
        <text:list-item>
          <text:p text:style-name="P12"><text:span text:style-name="Source_20_Text">supabase init</text:span></text:p>
        </text:list-item>
        <text:list-item>
          <text:p text:style-name="P12">running local Supabase with Docker</text:p>
        </text:list-item>
        <text:list-item>
          <text:p text:style-name="P12">or connecting to a cloud project</text:p>
        </text:list-item>
      </text:list>
      <text:p text:style-name="Text_20_body">Tell me what you're building 👌</text:p>
      <text:p text:style-name="Text_20_body"/>
      <text:h text:style-name="Heading_20_5" text:outline-level="5">You said:</text:h>
      <text:p text:style-name="P5">i wan to run an app front end on html and backend of supabase i have install supabase can you create this project for me</text:p>
      <text:p text:style-name="Text_20_body"/>
      <text:h text:style-name="Heading_20_6" text:outline-level="6">ChatGPT said:</text:h>
      <text:p text:style-name="Text_20_body">Perfect 👍 since you already installed the <text:span text:style-name="Strong_20_Emphasis">Supabase CLI</text:span>, I’ll create a <text:span text:style-name="Strong_20_Emphasis">simple full working project</text:span> for you:</text:p>
      <text:list text:style-name="L8">
        <text:list-item>
          <text:p text:style-name="P13">✅ Frontend: HTML + JavaScript</text:p>
        </text:list-item>
        <text:list-item>
          <text:p text:style-name="P13">✅ Backend: Supabase (Database + Auth ready)</text:p>
        </text:list-item>
        <text:list-item>
          <text:p text:style-name="P13">✅ Local development using Supabase CLI</text:p>
        </text:list-item>
      </text:list>
      <text:p text:style-name="Text_20_body">We’ll build a simple <text:span text:style-name="Strong_20_Emphasis">“Todo App”</text:span> as an example.</text:p>
      <text:p text:style-name="Horizontal_20_Line"><text:soft-page-break/></text:p>
      <text:h text:style-name="Heading_20_1" text:outline-level="1">🧱 PROJECT STRUCTURE</text:h>
      <text:section text:style-name="Sect1" text:name="Section23">
        <text:p text:style-name="P1"><text:bookmark text:name="code-block-viewer Copy 22"/>my-supabase-app/</text:p>
        <text:p text:style-name="Preformatted_20_Text">│</text:p>
        <text:p text:style-name="Preformatted_20_Text">├── index.html</text:p>
        <text:p text:style-name="Preformatted_20_Text">├── app.js</text:p>
        <text:p text:style-name="Preformatted_20_Text">└── supabase/</text:p>
      </text:section>
      <text:p text:style-name="Horizontal_20_Line"/>
      <text:h text:style-name="Heading_20_1" text:outline-level="1">🚀 STEP 1 — Start Supabase Locally</text:h>
      <text:p text:style-name="Text_20_body">Inside a new folder:</text:p>
      <text:section text:style-name="Sect1" text:name="Section24">
        <text:p text:style-name="P1"><text:bookmark text:name="code-block-viewer Copy 23"/>mkdir my-supabase-app</text:p>
        <text:p text:style-name="Preformatted_20_Text">cd my-supabase-app</text:p>
        <text:p text:style-name="Preformatted_20_Text">supabase init</text:p>
        <text:p text:style-name="Preformatted_20_Text">supabase start</text:p>
      </text:section>
      <text:p text:style-name="P4">After <text:span text:style-name="Source_20_Text">supabase start</text:span>, you’ll see something like:</text:p>
      <text:section text:style-name="Sect1" text:name="Section25">
        <text:p text:style-name="P1"><text:bookmark text:name="code-block-viewer Copy 24"/>API URL: http://127.0.0.1:54321</text:p>
        <text:p text:style-name="Preformatted_20_Text">anon key: eyJ...</text:p>
      </text:section>
      <text:p text:style-name="P4">⚠️ Copy:</text:p>
      <text:list text:style-name="L9">
        <text:list-item>
          <text:p text:style-name="P14">API URL</text:p>
        </text:list-item>
        <text:list-item>
          <text:p text:style-name="P14">anon public key</text:p>
        </text:list-item>
      </text:list>
      <text:p text:style-name="Text_20_body">You’ll paste them into the frontend.</text:p>
      <text:p text:style-name="Horizontal_20_Line"/>
      <text:h text:style-name="Heading_20_1" text:outline-level="1">🗄 STEP 2 — Create Database Table</text:h>
      <text:p text:style-name="Text_20_body">Open Supabase Studio:</text:p>
      <text:section text:style-name="Sect1" text:name="Section26">
        <text:p text:style-name="P1"><text:bookmark text:name="code-block-viewer Copy 25"/>http://127.0.0.1:54323</text:p>
      </text:section>
      <text:p text:style-name="P4">Go to <text:span text:style-name="Strong_20_Emphasis">SQL Editor</text:span> → Run this:</text:p>
      <text:section text:style-name="Sect1" text:name="Section27">
        <text:p text:style-name="P1"><text:bookmark text:name="code-block-viewer Copy 26"/>create table todos (</text:p>
        <text:p text:style-name="Preformatted_20_Text"><text:s text:c="2"/>id bigint generated by default as identity primary key,</text:p>
        <text:p text:style-name="Preformatted_20_Text"><text:s text:c="2"/>task text not null,</text:p>
        <text:p text:style-name="Preformatted_20_Text"><text:s text:c="2"/>created_at timestamp with time zone default timezone('utc'::text, now())</text:p>
        <text:p text:style-name="Preformatted_20_Text">);</text:p>
      </text:section>
      <text:p text:style-name="P4">Click <text:span text:style-name="Strong_20_Emphasis">Run</text:span>.</text:p>
      <text:p text:style-name="Horizontal_20_Line"/>
      <text:h text:style-name="Heading_20_1" text:outline-level="1">🌐 STEP 3 — Create Frontend (HTML)</text:h>
      <text:p text:style-name="Text_20_body">Create <text:span text:style-name="Source_20_Text">index.html</text:span>:</text:p>
      <text:section text:style-name="Sect1" text:name="Section28">
        <text:p text:style-name="P1"><text:bookmark text:name="code-block-viewer Copy 27"/>&lt;!DOCTYPE html&gt;</text:p>
        <text:p text:style-name="Preformatted_20_Text">&lt;html&gt;</text:p>
        <text:p text:style-name="Preformatted_20_Text">&lt;head&gt;</text:p>
        <text:p text:style-name="Preformatted_20_Text"><text:soft-page-break/><text:s text:c="2"/>&lt;title&gt;Supabase Todo App&lt;/title&gt;</text:p>
        <text:p text:style-name="Preformatted_20_Text">&lt;/head&gt;</text:p>
        <text:p text:style-name="Preformatted_20_Text">&lt;body&gt;</text:p>
        <text:p text:style-name="Preformatted_20_Text"><text:s text:c="2"/>&lt;h1&gt;My Todo App&lt;/h1&gt;</text:p>
        <text:p text:style-name="Preformatted_20_Text"><text:s text:c="2"/>&lt;input type="text" id="taskInput" placeholder="Enter task"&gt;</text:p>
        <text:p text:style-name="Preformatted_20_Text"><text:s text:c="2"/>&lt;button onclick="addTask()"&gt;Add&lt;/button&gt;</text:p>
        <text:p text:style-name="Preformatted_20_Text"><text:s text:c="2"/>&lt;ul id="taskList"&gt;&lt;/ul&gt;</text:p>
        <text:p text:style-name="Preformatted_20_Text"><text:s text:c="2"/>&lt;script src="https://cdn.jsdelivr.net/npm/@supabase/supabase-js@2"&gt;&lt;/script&gt;</text:p>
        <text:p text:style-name="Preformatted_20_Text"><text:s text:c="2"/>&lt;script src="app.js"&gt;&lt;/script&gt;</text:p>
        <text:p text:style-name="Preformatted_20_Text">&lt;/body&gt;</text:p>
        <text:p text:style-name="Preformatted_20_Text">&lt;/html&gt;</text:p>
      </text:section>
      <text:p text:style-name="Horizontal_20_Line"/>
      <text:h text:style-name="Heading_20_1" text:outline-level="1">⚡ STEP 4 — Create Backend Connection (app.js)</text:h>
      <text:p text:style-name="Text_20_body">Create <text:span text:style-name="Source_20_Text">app.js</text:span>:</text:p>
      <text:section text:style-name="Sect1" text:name="Section29">
        <text:p text:style-name="P1"><text:bookmark text:name="code-block-viewer Copy 28"/>const SUPABASE_URL = "YOUR_API_URL";</text:p>
        <text:p text:style-name="Preformatted_20_Text">const SUPABASE_ANON_KEY = "YOUR_ANON_KEY";</text:p>
        <text:p text:style-name="Preformatted_20_Text">const supabase = window.supabase.createClient(SUPABASE_URL, SUPABASE_ANON_KEY);</text:p>
        <text:p text:style-name="Preformatted_20_Text">async function fetchTasks() {</text:p>
        <text:p text:style-name="Preformatted_20_Text"><text:s text:c="2"/>const { data, error } = await supabase</text:p>
        <text:p text:style-name="Preformatted_20_Text"><text:s text:c="4"/>.from("todos")</text:p>
        <text:p text:style-name="Preformatted_20_Text"><text:s text:c="4"/>.select("*")</text:p>
        <text:p text:style-name="Preformatted_20_Text"><text:s text:c="4"/>.order("created_at", { ascending: false });</text:p>
        <text:p text:style-name="Preformatted_20_Text"><text:s text:c="2"/>const list = document.getElementById("taskList");</text:p>
        <text:p text:style-name="Preformatted_20_Text"><text:s text:c="2"/>list.innerHTML = "";</text:p>
        <text:p text:style-name="Preformatted_20_Text"><text:s text:c="2"/>data.forEach(task =&gt; {</text:p>
        <text:p text:style-name="Preformatted_20_Text"><text:s text:c="4"/>const li = document.createElement("li");</text:p>
        <text:p text:style-name="Preformatted_20_Text"><text:s text:c="4"/>li.textContent = task.task;</text:p>
        <text:p text:style-name="Preformatted_20_Text"><text:s text:c="4"/>list.appendChild(li);</text:p>
        <text:p text:style-name="Preformatted_20_Text"><text:s text:c="2"/>});</text:p>
        <text:p text:style-name="Preformatted_20_Text">}</text:p>
        <text:p text:style-name="Preformatted_20_Text">async function addTask() {</text:p>
        <text:p text:style-name="Preformatted_20_Text"><text:s text:c="2"/>const input = document.getElementById("taskInput");</text:p>
        <text:p text:style-name="Preformatted_20_Text"><text:s text:c="2"/>const task = input.value;</text:p>
        <text:p text:style-name="Preformatted_20_Text"><text:s text:c="2"/>if (!task) return;</text:p>
        <text:p text:style-name="Preformatted_20_Text"><text:s text:c="2"/>await supabase.from("todos").insert([{ task }]);</text:p>
        <text:p text:style-name="Preformatted_20_Text"><text:s text:c="2"/>input.value = "";</text:p>
        <text:p text:style-name="Preformatted_20_Text"><text:s text:c="2"/>fetchTasks();</text:p>
        <text:p text:style-name="Preformatted_20_Text">}</text:p>
        <text:p text:style-name="Preformatted_20_Text">fetchTasks();</text:p>
      </text:section>
      <text:p text:style-name="Horizontal_20_Line"/>
      <text:h text:style-name="Heading_20_1" text:outline-level="1">🔑 STEP 5 — Add Your Keys</text:h>
      <text:p text:style-name="Text_20_body">Replace:</text:p>
      <text:section text:style-name="Sect1" text:name="Section30">
        <text:p text:style-name="P1"><text:bookmark text:name="code-block-viewer Copy 29"/>"YOUR_API_URL"</text:p>
        <text:p text:style-name="Preformatted_20_Text">"YOUR_ANON_KEY"</text:p>
      </text:section>
      <text:p text:style-name="P4">With the values shown when you ran:</text:p>
      <text:section text:style-name="Sect1" text:name="Section31">
        <text:p text:style-name="P1"><text:bookmark text:name="code-block-viewer Copy 30"/>supabase start</text:p>
      </text:section>
      <text:p text:style-name="Horizontal_20_Line"/>
      <text:h text:style-name="Heading_20_1" text:outline-level="1"><text:soft-page-break/>▶️ STEP 6 — Run the Frontend</text:h>
      <text:p text:style-name="Text_20_body">From inside your project folder:</text:p>
      <text:section text:style-name="Sect1" text:name="Section32">
        <text:p text:style-name="P1"><text:bookmark text:name="code-block-viewer Copy 31"/>python3 -m http.server 8000</text:p>
      </text:section>
      <text:p text:style-name="P4">Then open:</text:p>
      <text:section text:style-name="Sect1" text:name="Section33">
        <text:p text:style-name="P1"><text:bookmark text:name="code-block-viewer Copy 32"/>http://localhost:8000</text:p>
      </text:section>
      <text:p text:style-name="P4">🎉 You now have a working Supabase + HTML full stack app!</text:p>
      <text:p text:style-name="Horizontal_20_Line"/>
      <text:h text:style-name="Heading_20_1" text:outline-level="1">🧠 What You Just Built</text:h>
      <text:list text:style-name="L10">
        <text:list-item>
          <text:p text:style-name="P15">HTML frontend</text:p>
        </text:list-item>
        <text:list-item>
          <text:p text:style-name="P15">Supabase as backend</text:p>
        </text:list-item>
        <text:list-item>
          <text:p text:style-name="P15">Real PostgreSQL database</text:p>
        </text:list-item>
        <text:list-item>
          <text:p text:style-name="P15">Live API</text:p>
        </text:list-item>
      </text:list>
      <text:p text:style-name="Horizontal_20_Line"/>
      <text:p text:style-name="Text_20_body">If you want next level, I can help you add:</text:p>
      <text:list text:style-name="L11">
        <text:list-item>
          <text:p text:style-name="P16">🔐 Login / Signup system</text:p>
        </text:list-item>
        <text:list-item>
          <text:p text:style-name="P16">🗑 Delete button</text:p>
        </text:list-item>
        <text:list-item>
          <text:p text:style-name="P16">✏ Edit tasks</text:p>
        </text:list-item>
        <text:list-item>
          <text:p text:style-name="P16">🌍 Deploy online</text:p>
        </text:list-item>
        <text:list-item>
          <text:p text:style-name="P16">🎨 Better UI</text:p>
        </text:list-item>
        <text:list-item>
          <text:p text:style-name="P16">⚛ React version</text:p>
        </text:list-item>
      </text:list>
      <text:p text:style-name="Text_20_body">Tell me what level you're aiming for 🔥</text:p>
      <text:p text:style-name="Text_20_body"/>
      <text:h text:style-name="Heading_20_5" text:outline-level="5">You said:</text:h>
      <text:p text:style-name="P5">and i want to add prometheus also </text:p>
      <text:p text:style-name="Text_20_body"/>
      <text:h text:style-name="Heading_20_6" text:outline-level="6">ChatGPT said:</text:h>
      <text:p text:style-name="Text_20_body">Nice 🔥 now you’re thinking like a real backend engineer.</text:p>
      <text:p text:style-name="Text_20_body">Since you're using <text:span text:style-name="Strong_20_Emphasis">Supabase locally</text:span>, and Supabase runs via Docker, adding <text:span text:style-name="Strong_20_Emphasis">Prometheus</text:span> is totally possible — but we need to be clear about <text:span text:style-name="Strong_20_Emphasis">what you want to monitor</text:span>:</text:p>
      <text:p text:style-name="Text_20_body">You have 3 options:</text:p>
      <text:list text:style-name="L12">
        <text:list-item>
          <text:p text:style-name="P17">📊 Monitor your Supabase services (Postgres, API, etc.)</text:p>
        </text:list-item>
        <text:list-item>
          <text:p text:style-name="P17">🌐 Monitor your frontend server</text:p>
        </text:list-item>
        <text:list-item>
          <text:p text:style-name="P17">🖥 Monitor the whole machine (CPU, RAM, Docker)</text:p>
        </text:list-item>
      </text:list>
      <text:p text:style-name="Text_20_body"><text:soft-page-break/>I’ll show you the <text:span text:style-name="Strong_20_Emphasis">cleanest setup</text:span>:<text:line-break/>👉 Prometheus + Node Exporter (system metrics)</text:p>
      <text:p text:style-name="Text_20_body">This works perfectly on Xubuntu.</text:p>
      <text:p text:style-name="Horizontal_20_Line"/>
      <text:h text:style-name="Heading_20_1" text:outline-level="1">🧱 Architecture</text:h>
      <text:section text:style-name="Sect1" text:name="Section34">
        <text:p text:style-name="P1"><text:bookmark text:name="code-block-viewer Copy 33"/>Supabase (Docker)</text:p>
        <text:p text:style-name="Preformatted_20_Text">Prometheus (Docker)</text:p>
        <text:p text:style-name="Preformatted_20_Text">Node Exporter (Docker)</text:p>
      </text:section>
      <text:p text:style-name="P4">Prometheus → scrapes metrics<text:line-break/>Node Exporter → exposes system metrics</text:p>
      <text:p text:style-name="Horizontal_20_Line"/>
      <text:h text:style-name="Heading_20_1" text:outline-level="1">🚀 STEP 1 — Create docker-compose.yml</text:h>
      <text:p text:style-name="Text_20_body">Inside your <text:span text:style-name="Source_20_Text">my-supabase-app</text:span> folder, create:</text:p>
      <text:section text:style-name="Sect1" text:name="Section35">
        <text:p text:style-name="P1"><text:bookmark text:name="code-block-viewer Copy 34"/>nano docker-compose.yml</text:p>
      </text:section>
      <text:p text:style-name="P4">Paste:</text:p>
      <text:section text:style-name="Sect1" text:name="Section36">
        <text:p text:style-name="P1"><text:bookmark text:name="code-block-viewer Copy 35"/>version: "3"</text:p>
        <text:p text:style-name="Preformatted_20_Text">services:</text:p>
        <text:p text:style-name="Preformatted_20_Text"><text:s text:c="2"/>prometheus:</text:p>
        <text:p text:style-name="Preformatted_20_Text"><text:s text:c="4"/>image: prom/prometheus</text:p>
        <text:p text:style-name="Preformatted_20_Text"><text:s text:c="4"/>container_name: prometheus</text:p>
        <text:p text:style-name="Preformatted_20_Text"><text:s text:c="4"/>ports:</text:p>
        <text:p text:style-name="Preformatted_20_Text"><text:s text:c="6"/>- "9090:9090"</text:p>
        <text:p text:style-name="Preformatted_20_Text"><text:s text:c="4"/>volumes:</text:p>
        <text:p text:style-name="Preformatted_20_Text"><text:s text:c="6"/>- ./prometheus.yml:/etc/prometheus/prometheus.yml</text:p>
        <text:p text:style-name="Preformatted_20_Text"><text:s text:c="2"/>node_exporter:</text:p>
        <text:p text:style-name="Preformatted_20_Text"><text:s text:c="4"/>image: prom/node-exporter</text:p>
        <text:p text:style-name="Preformatted_20_Text"><text:s text:c="4"/>container_name: node_exporter</text:p>
        <text:p text:style-name="Preformatted_20_Text"><text:s text:c="4"/>ports:</text:p>
        <text:p text:style-name="Preformatted_20_Text"><text:s text:c="6"/>- "9100:9100"</text:p>
      </text:section>
      <text:p text:style-name="P4">Save &amp; exit.</text:p>
      <text:p text:style-name="Horizontal_20_Line"/>
      <text:h text:style-name="Heading_20_1" text:outline-level="1">🚀 STEP 2 — Create prometheus.yml</text:h>
      <text:section text:style-name="Sect1" text:name="Section37">
        <text:p text:style-name="P1"><text:bookmark text:name="code-block-viewer Copy 36"/>nano prometheus.yml</text:p>
      </text:section>
      <text:p text:style-name="P4">Paste:</text:p>
      <text:section text:style-name="Sect1" text:name="Section38">
        <text:p text:style-name="P1"><text:bookmark text:name="code-block-viewer Copy 37"/>global:</text:p>
        <text:p text:style-name="Preformatted_20_Text"><text:s text:c="2"/>scrape_interval: 5s</text:p>
        <text:p text:style-name="Preformatted_20_Text">scrape_configs:</text:p>
        <text:p text:style-name="Preformatted_20_Text"><text:s text:c="2"/>- job_name: "node"</text:p>
        <text:p text:style-name="Preformatted_20_Text"><text:s text:c="4"/>static_configs:</text:p>
        <text:p text:style-name="Preformatted_20_Text"><text:s text:c="6"/>- targets: ["node_exporter:9100"]</text:p>
      </text:section>
      <text:p text:style-name="P4">Save &amp; exit.</text:p>
      <text:p text:style-name="Horizontal_20_Line"/>
      <text:h text:style-name="Heading_20_1" text:outline-level="1"><text:soft-page-break/>🚀 STEP 3 — Start Prometheus Stack</text:h>
      <text:section text:style-name="Sect1" text:name="Section39">
        <text:p text:style-name="P1"><text:bookmark text:name="code-block-viewer Copy 38"/>docker compose up -d</text:p>
      </text:section>
      <text:p text:style-name="P4">Now open:</text:p>
      <text:section text:style-name="Sect1" text:name="Section40">
        <text:p text:style-name="P1"><text:bookmark text:name="code-block-viewer Copy 39"/>http://localhost:9090</text:p>
      </text:section>
      <text:p text:style-name="P4">You’ll see the Prometheus dashboard 🎉</text:p>
      <text:p text:style-name="Horizontal_20_Line"/>
      <text:h text:style-name="Heading_20_1" text:outline-level="1">📊 Test It</text:h>
      <text:p text:style-name="Text_20_body">Inside Prometheus query box, try:</text:p>
      <text:section text:style-name="Sect1" text:name="Section41">
        <text:p text:style-name="P1"><text:bookmark text:name="code-block-viewer Copy 40"/>node_cpu_seconds_total</text:p>
      </text:section>
      <text:p text:style-name="P4">or</text:p>
      <text:section text:style-name="Sect1" text:name="Section42">
        <text:p text:style-name="P1"><text:bookmark text:name="code-block-viewer Copy 41"/>node_memory_MemAvailable_bytes</text:p>
      </text:section>
      <text:p text:style-name="P4">You should see live metrics.</text:p>
      <text:p text:style-name="Horizontal_20_Line"/>
      <text:h text:style-name="Heading_20_1" text:outline-level="1">🧠 If You Want To Monitor Supabase</text:h>
      <text:p text:style-name="Text_20_body">Supabase runs PostgreSQL internally.<text:line-break/>To monitor Postgres specifically, we can add:</text:p>
      <text:list text:style-name="L13">
        <text:list-item>
          <text:p text:style-name="P18">postgres_exporter</text:p>
        </text:list-item>
      </text:list>
      <text:p text:style-name="Text_20_body">Tell me if you want:</text:p>
      <text:list text:style-name="L14">
        <text:list-item>
          <text:p text:style-name="P19">📈 Postgres metrics</text:p>
        </text:list-item>
        <text:list-item>
          <text:p text:style-name="P19">📊 Supabase API metrics</text:p>
        </text:list-item>
        <text:list-item>
          <text:p text:style-name="P19">📉 Custom app metrics from your HTML app</text:p>
        </text:list-item>
      </text:list>
      <text:p text:style-name="Horizontal_20_Line"/>
      <text:h text:style-name="Heading_20_1" text:outline-level="1">🚀 Optional (Pro Setup)</text:h>
      <text:p text:style-name="Text_20_body">Most people combine:</text:p>
      <text:list text:style-name="L15">
        <text:list-item>
          <text:p text:style-name="P20"><text:span text:style-name="Strong_20_Emphasis">Prometheus</text:span></text:p>
        </text:list-item>
        <text:list-item>
          <text:p text:style-name="P20"><text:span text:style-name="Strong_20_Emphasis">Grafana</text:span></text:p>
        </text:list-item>
      </text:list>
      <text:p text:style-name="Text_20_body">Grafana gives beautiful dashboards.</text:p>
      <text:p text:style-name="Text_20_body">If you want, I can give you:</text:p>
      <text:list text:style-name="L16">
        <text:list-item>
          <text:p text:style-name="P21">Full production-ready monitoring stack</text:p>
        </text:list-item>
        <text:list-item>
          <text:p text:style-name="P21">With Grafana dashboards pre-configured</text:p>
        </text:list-item>
      </text:list>
      <text:p text:style-name="Horizontal_20_Line"/>
      <text:p text:style-name="Text_20_body"><text:soft-page-break/>Before we continue:</text:p>
      <text:p text:style-name="Text_20_body">Are you running Supabase locally with <text:span text:style-name="Source_20_Text">supabase start</text:span> using Docker?</text:p>
      <text:p text:style-name="Text_20_body"/>
      <text:h text:style-name="Heading_20_5" text:outline-level="5">You said:</text:h>
      <text:p text:style-name="P5">i have install prometheus in my local machine </text:p>
      <text:p text:style-name="Text_20_body"/>
      <text:h text:style-name="Heading_20_6" text:outline-level="6">ChatGPT said:</text:h>
      <text:p text:style-name="Text_20_body">Perfect 👌 since you installed <text:span text:style-name="Strong_20_Emphasis">Prometheus</text:span> directly on your local Xubuntu machine (not Docker), we’ll connect it properly to your Supabase app.</text:p>
      <text:p text:style-name="Text_20_body">Now we need to decide:</text:p>
      <text:p text:style-name="Text_20_body">👉 What do you want Prometheus to monitor?</text:p>
      <text:p text:style-name="Text_20_body">For your project (HTML frontend + Supabase backend), the most useful setup is:</text:p>
      <text:list text:style-name="L17">
        <text:list-item>
          <text:p text:style-name="P22">🖥 System metrics (CPU, RAM)</text:p>
        </text:list-item>
        <text:list-item>
          <text:p text:style-name="P22">🐘 PostgreSQL (Supabase database) metrics</text:p>
        </text:list-item>
        <text:list-item>
          <text:p text:style-name="P22">🌐 Custom app metrics (optional, advanced)</text:p>
        </text:list-item>
      </text:list>
      <text:p text:style-name="Text_20_body">Let’s set this up cleanly.</text:p>
      <text:p text:style-name="Horizontal_20_Line"/>
      <text:h text:style-name="Heading_20_1" text:outline-level="1">✅ STEP 1 — Check Prometheus Is Running</text:h>
      <text:p text:style-name="Text_20_body">Open:</text:p>
      <text:section text:style-name="Sect1" text:name="Section43">
        <text:p text:style-name="P1"><text:bookmark text:name="code-block-viewer Copy 42"/>http://localhost:9090</text:p>
      </text:section>
      <text:p text:style-name="P4">If you see the Prometheus UI → good.</text:p>
      <text:p text:style-name="Text_20_body">If not, start it:</text:p>
      <text:section text:style-name="Sect1" text:name="Section44">
        <text:p text:style-name="P1"><text:bookmark text:name="code-block-viewer Copy 43"/>prometheus --config.file=prometheus.yml</text:p>
      </text:section>
      <text:p text:style-name="P4">(Use the path where you installed it.)</text:p>
      <text:p text:style-name="Horizontal_20_Line"/>
      <text:h text:style-name="Heading_20_1" text:outline-level="1">✅ STEP 2 — Add System Monitoring (Node Exporter)</text:h>
      <text:p text:style-name="Text_20_body">Install Node Exporter:</text:p>
      <text:section text:style-name="Sect1" text:name="Section45">
        <text:p text:style-name="P1"><text:bookmark text:name="code-block-viewer Copy 44"/>sudo apt install prometheus-node-exporter</text:p>
      </text:section>
      <text:p text:style-name="P4">Start it:</text:p>
      <text:section text:style-name="Sect1" text:name="Section46">
        <text:p text:style-name="P1"><text:bookmark text:name="code-block-viewer Copy 45"/>sudo systemctl start prometheus-node-exporter</text:p>
      </text:section>
      <text:p text:style-name="P4">Test:</text:p>
      <text:section text:style-name="Sect1" text:name="Section47">
        <text:p text:style-name="P1"><text:bookmark text:name="code-block-viewer Copy 46"/>http://localhost:9100/metrics</text:p>
      </text:section>
      <text:p text:style-name="P4"><text:soft-page-break/>If metrics appear → good.</text:p>
      <text:p text:style-name="Horizontal_20_Line"/>
      <text:h text:style-name="Heading_20_1" text:outline-level="1">✅ STEP 3 — Connect Node Exporter to Prometheus</text:h>
      <text:p text:style-name="Text_20_body">Open your Prometheus config:</text:p>
      <text:section text:style-name="Sect1" text:name="Section48">
        <text:p text:style-name="P1"><text:bookmark text:name="code-block-viewer Copy 47"/>sudo nano /etc/prometheus/prometheus.yml</text:p>
      </text:section>
      <text:p text:style-name="P4">Add inside <text:span text:style-name="Source_20_Text">scrape_configs</text:span>:</text:p>
      <text:section text:style-name="Sect1" text:name="Section49">
        <text:p text:style-name="P1"><text:bookmark text:name="code-block-viewer Copy 48"/><text:s text:c="2"/>- job_name: "node"</text:p>
        <text:p text:style-name="Preformatted_20_Text"><text:s text:c="4"/>static_configs:</text:p>
        <text:p text:style-name="Preformatted_20_Text"><text:s text:c="6"/>- targets: ["localhost:9100"]</text:p>
      </text:section>
      <text:p text:style-name="P4">Save.</text:p>
      <text:p text:style-name="Text_20_body">Restart Prometheus:</text:p>
      <text:section text:style-name="Sect1" text:name="Section50">
        <text:p text:style-name="P1"><text:bookmark text:name="code-block-viewer Copy 49"/>sudo systemctl restart prometheus</text:p>
      </text:section>
      <text:p text:style-name="P4">Now go to:</text:p>
      <text:section text:style-name="Sect1" text:name="Section51">
        <text:p text:style-name="P1"><text:bookmark text:name="code-block-viewer Copy 50"/>http://localhost:9090</text:p>
      </text:section>
      <text:p text:style-name="P4">Try query:</text:p>
      <text:section text:style-name="Sect1" text:name="Section52">
        <text:p text:style-name="P1"><text:bookmark text:name="code-block-viewer Copy 51"/>node_cpu_seconds_total</text:p>
      </text:section>
      <text:p text:style-name="P4">If data appears → success 🎉</text:p>
      <text:p text:style-name="Horizontal_20_Line"/>
      <text:h text:style-name="Heading_20_1" text:outline-level="1">✅ STEP 4 — Monitor Supabase (PostgreSQL)</text:h>
      <text:p text:style-name="Text_20_body">Since <text:span text:style-name="Strong_20_Emphasis">Supabase</text:span> runs PostgreSQL inside Docker, we need postgres exporter.</text:p>
      <text:p text:style-name="Text_20_body">First check Supabase DB port:</text:p>
      <text:section text:style-name="Sect1" text:name="Section53">
        <text:p text:style-name="P1"><text:bookmark text:name="code-block-viewer Copy 52"/>supabase status</text:p>
      </text:section>
      <text:p text:style-name="P4">Look for something like:</text:p>
      <text:section text:style-name="Sect1" text:name="Section54">
        <text:p text:style-name="P1"><text:bookmark text:name="code-block-viewer Copy 53"/>DB URL: postgresql://postgres:postgres@localhost:54322/postgres</text:p>
      </text:section>
      <text:p text:style-name="P4">If port is <text:span text:style-name="Source_20_Text">54322</text:span>, we use that.</text:p>
      <text:p text:style-name="Horizontal_20_Line"/>
      <text:h text:style-name="Heading_20_2" text:outline-level="2">Install Postgres Exporter</text:h>
      <text:p text:style-name="Text_20_body">If using Docker (recommended):</text:p>
      <text:section text:style-name="Sect1" text:name="Section55">
        <text:p text:style-name="P1"><text:bookmark text:name="code-block-viewer Copy 54"/>docker run -d \</text:p>
        <text:p text:style-name="Preformatted_20_Text"><text:s text:c="2"/>-p 9187:9187 \</text:p>
        <text:p text:style-name="Preformatted_20_Text"><text:s text:c="2"/>-e DATA_SOURCE_NAME="postgresql://postgres:postgres@host.docker.internal:54322/postgres?sslmode=disable" \</text:p>
        <text:p text:style-name="Preformatted_20_Text"><text:s text:c="2"/>prom/postgres-exporter</text:p>
      </text:section>
      <text:p text:style-name="P4"><text:soft-page-break/>Then add to <text:span text:style-name="Source_20_Text">prometheus.yml</text:span>:</text:p>
      <text:section text:style-name="Sect1" text:name="Section56">
        <text:p text:style-name="P1"><text:bookmark text:name="code-block-viewer Copy 55"/><text:s text:c="2"/>- job_name: "postgres"</text:p>
        <text:p text:style-name="Preformatted_20_Text"><text:s text:c="4"/>static_configs:</text:p>
        <text:p text:style-name="Preformatted_20_Text"><text:s text:c="6"/>- targets: ["localhost:9187"]</text:p>
      </text:section>
      <text:p text:style-name="P4">Restart Prometheus again.</text:p>
      <text:p text:style-name="Text_20_body">Now test in Prometheus:</text:p>
      <text:section text:style-name="Sect1" text:name="Section57">
        <text:p text:style-name="P1"><text:bookmark text:name="code-block-viewer Copy 56"/>pg_stat_database_tup_inserted</text:p>
      </text:section>
      <text:p text:style-name="Horizontal_20_Line"/>
      <text:h text:style-name="Heading_20_1" text:outline-level="1">🎯 What You Now Have</text:h>
      <text:p text:style-name="Text_20_body">Prometheus monitoring:</text:p>
      <text:list text:style-name="L18">
        <text:list-item>
          <text:p text:style-name="P23">✅ CPU</text:p>
        </text:list-item>
        <text:list-item>
          <text:p text:style-name="P23">✅ RAM</text:p>
        </text:list-item>
        <text:list-item>
          <text:p text:style-name="P23">✅ Disk</text:p>
        </text:list-item>
        <text:list-item>
          <text:p text:style-name="P23">✅ PostgreSQL database metrics</text:p>
        </text:list-item>
        <text:list-item>
          <text:p text:style-name="P23">✅ Supabase backend performance</text:p>
        </text:list-item>
      </text:list>
      <text:p text:style-name="Horizontal_20_Line"/>
      <text:h text:style-name="Heading_20_1" text:outline-level="1">🚀 Optional (Highly Recommended)</text:h>
      <text:p text:style-name="Text_20_body">Install <text:span text:style-name="Strong_20_Emphasis">Grafana</text:span></text:p>
      <text:p text:style-name="Text_20_body">Grafana + Prometheus = beautiful dashboards.</text:p>
      <text:p text:style-name="Text_20_body">If you want, I can now:</text:p>
      <text:list text:style-name="L19">
        <text:list-item>
          <text:p text:style-name="P24">Create full monitoring architecture diagram</text:p>
        </text:list-item>
        <text:list-item>
          <text:p text:style-name="P24">Give production-ready setup</text:p>
        </text:list-item>
        <text:list-item>
          <text:p text:style-name="P24">Or help you expose custom metrics from your HTML app</text:p>
        </text:list-item>
      </text:list>
      <text:p text:style-name="Text_20_body">Tell me your goal:</text:p>
      <text:list text:style-name="L20">
        <text:list-item>
          <text:p text:style-name="P25">🎓 Learning project?</text:p>
        </text:list-item>
        <text:list-item>
          <text:p text:style-name="P25">🚀 Production deployment?</text:p>
        </text:list-item>
        <text:list-item>
          <text:p text:style-name="P25">🧠 Academic project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6:40:31.802933401</meta:creation-date>
    <dc:date>2026-02-26T17:06:39.851953101</dc:date>
    <meta:editing-duration>PT15M53S</meta:editing-duration>
    <meta:editing-cycles>1</meta:editing-cycles>
    <meta:document-statistic meta:table-count="0" meta:image-count="0" meta:object-count="0" meta:page-count="14" meta:paragraph-count="383" meta:word-count="2070" meta:character-count="14445" meta:non-whitespace-character-count="12640"/>
    <meta:generator>LibreOffice/24.2.7.2$Linux_X86_64 LibreOffice_project/420$Build-2</meta:generator>
  </office:meta>
</office:document-meta>
</file>